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as-char" svg:width="0.635cm" svg:height="0.635cm" draw:z-index="0"><draw:image xlink:href="https://s.gravatar.com/avatar/cb7a18041f6764246530e1c05e5bf1a6?s=480&amp;r=pg&amp;d=https%3A%2F%2Fcdn.auth0.com%2Favatars%2Fhd.png" xlink:type="simple" xlink:show="embed" xlink:actuate="onLoad" draw:mime-type="image/png"/><svg:title>User</svg:title></draw:frame></text:p>
      <text:p text:style-name="P2">schreibe ein java Programm zur Umwandlung von csv in bibtex</text:p>
      <text:p text:style-name="Text_20_body">Natürlich! Hier ist ein einfaches Java-Programm, das eine CSV-Datei in das BibTeX-Format umwandelt. Beachte, dass dieses Programm auf eine bestimmte Struktur der CSV-Datei angewiesen ist (Annahme: Die erste Zeile enthält die Spaltenüberschriften).</text:p>
      <text:p text:style-name="P1">java</text:p>
      <text:p text:style-name="Preformatted_20_Text"><text:span text:style-name="Source_20_Text">import java.io.BufferedReader;</text:span></text:p>
      <text:p text:style-name="Preformatted_20_Text"><text:span text:style-name="Source_20_Text">import java.io.FileReader;</text:span></text:p>
      <text:p text:style-name="Preformatted_20_Text"><text:span text:style-name="Source_20_Text">import java.io.FileWriter;</text:span></text:p>
      <text:p text:style-name="Preformatted_20_Text"><text:span text:style-name="Source_20_Text">import java.io.IOException;</text:span></text:p>
      <text:p text:style-name="Preformatted_20_Text"/>
      <text:p text:style-name="Preformatted_20_Text"><text:span text:style-name="Source_20_Text">public class CsvToBibTeXConverter {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tring csvFile = "deine_datei.csv"; // Passe den Dateinamen an</text:span></text:p>
      <text:p text:style-name="Preformatted_20_Text"><text:span text:style-name="Source_20_Text"><text:s text:c="8"/>String bibtexFile = "ergebnis.bib"; // Passe den Dateinamen an</text:span></text:p>
      <text:p text:style-name="Preformatted_20_Text"/>
      <text:p text:style-name="Preformatted_20_Text"><text:span text:style-name="Source_20_Text"><text:s text:c="8"/>try {</text:span></text:p>
      <text:p text:style-name="Preformatted_20_Text"><text:span text:style-name="Source_20_Text"><text:s text:c="12"/>convertCsvToBibTeX(csvFile, bibtexFile);</text:span></text:p>
      <text:p text:style-name="Preformatted_20_Text"><text:span text:style-name="Source_20_Text"><text:s text:c="12"/>System.out.println("Konvertierung abgeschlossen. Ergebnis in " + bibtexFile);</text:span></text:p>
      <text:p text:style-name="Preformatted_20_Text"><text:span text:style-name="Source_20_Text"><text:s text:c="8"/>} catch (IOException e) {</text:span></text:p>
      <text:p text:style-name="Preformatted_20_Text"><text:span text:style-name="Source_20_Text"><text:s text:c="12"/>e.printStackTrace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static void convertCsvToBibTeX(String csvFile, String bibtexFile) throws IOException {</text:span></text:p>
      <text:p text:style-name="Preformatted_20_Text"><text:span text:style-name="Source_20_Text"><text:s text:c="8"/>try (BufferedReader br = new BufferedReader(new FileReader(csvFile));</text:span></text:p>
      <text:p text:style-name="Preformatted_20_Text"><text:span text:style-name="Source_20_Text"><text:s text:c="13"/>FileWriter fw = new FileWriter(bibtexFile)) {</text:span></text:p>
      <text:p text:style-name="Preformatted_20_Text"/>
      <text:p text:style-name="Preformatted_20_Text"><text:span text:style-name="Source_20_Text"><text:s text:c="12"/>String line;</text:span></text:p>
      <text:p text:style-name="Preformatted_20_Text"><text:span text:style-name="Source_20_Text"><text:s text:c="12"/>while ((line = br.readLine()) != null) {</text:span></text:p>
      <text:p text:style-name="Preformatted_20_Text"><text:span text:style-name="Source_20_Text"><text:s text:c="16"/>String[] fields = line.split(",");</text:span></text:p>
      <text:p text:style-name="Preformatted_20_Text"/>
      <text:p text:style-name="Preformatted_20_Text"><text:span text:style-name="Source_20_Text"><text:s text:c="16"/>// Annahme: Die erste Spalte enthält den BibTeX-Schlüssel</text:span></text:p>
      <text:p text:style-name="Preformatted_20_Text"><text:span text:style-name="Source_20_Text"><text:s text:c="16"/>String bibtexKey = fields[0].trim();</text:span></text:p>
      <text:p text:style-name="Preformatted_20_Text"/>
      <text:p text:style-name="Preformatted_20_Text"><text:span text:style-name="Source_20_Text"><text:s text:c="16"/>// Aufbau der BibTeX-Einträge (angepasst an deine CSV-Struktur)</text:span></text:p>
      <text:p text:style-name="Preformatted_20_Text"><text:span text:style-name="Source_20_Text"><text:s text:c="16"/>String bibtexEntry = "@article{" + bibtexKey + ",\n";</text:span></text:p>
      <text:p text:style-name="Preformatted_20_Text"><text:span text:style-name="Source_20_Text"><text:s text:c="16"/>bibtexEntry += " <text:s/>author = {" + fields[1] + "},\n";</text:span></text:p>
      <text:p text:style-name="Preformatted_20_Text"><text:span text:style-name="Source_20_Text"><text:s text:c="16"/>bibtexEntry += " <text:s/>title = {" + fields[2] + "},\n";</text:span></text:p>
      <text:p text:style-name="Preformatted_20_Text"><text:span text:style-name="Source_20_Text"><text:s text:c="16"/>bibtexEntry += " <text:s/>journal = {" + fields[3] + "},\n";</text:span></text:p>
      <text:p text:style-name="Preformatted_20_Text"><text:span text:style-name="Source_20_Text"><text:s text:c="16"/>bibtexEntry += " <text:s/>year = {" + fields[4] + "},\n";</text:span></text:p>
      <text:p text:style-name="Preformatted_20_Text"><text:span text:style-name="Source_20_Text"><text:s text:c="16"/>// Füge weitere Felder nach Bedarf hinzu</text:span></text:p>
      <text:p text:style-name="Preformatted_20_Text"/>
      <text:p text:style-name="Preformatted_20_Text"><text:span text:style-name="Source_20_Text"><text:s text:c="16"/>bibtexEntry += "}\n\n";</text:span></text:p>
      <text:p text:style-name="Preformatted_20_Text"/>
      <text:p text:style-name="Preformatted_20_Text"><text:span text:style-name="Source_20_Text"><text:s text:c="16"/>fw.write(bibtexEntry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In diesem Beispiel gehe ich davon aus, dass die CSV-Datei fünf Spalten hat, wobei die erste Spalte den BibTeX-Schlüssel enthält. Du solltest das Programm entsprechend anpassen, um deine spezifische CSV-Struktur abzubilden. Beachte, dass dies nur eine grundlegende Implementierung ist <text:soft-page-break/>und möglicherweise weitere Anpassungen erforderlich sind, abhängig von der genauen Struktur deiner CSV-Datei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20:21:33.283051923</meta:creation-date>
    <dc:date>2023-12-01T20:22:36.801990371</dc:date>
    <meta:editing-duration>PT1M5S</meta:editing-duration>
    <meta:editing-cycles>1</meta:editing-cycles>
    <meta:document-statistic meta:table-count="0" meta:image-count="1" meta:object-count="0" meta:page-count="2" meta:paragraph-count="41" meta:word-count="269" meta:character-count="2323" meta:non-whitespace-character-count="1741"/>
    <meta:generator>LibreOffice/7.3.7.2$Linux_X86_64 LibreOffice_project/30$Build-2</meta:generator>
  </office:meta>
</office:document-meta>
</file>